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7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1" style:family="table-cell" style:parent-style-name="Default" style:data-style-name="N113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22" table:number-columns-repeated="10"/>
          <table:table-cell table:style-name="ce22" office:value-type="string" calcext:value-type="string">
            <text:p>GRM21BR71A106KA73L</text:p>
          </table:table-cell>
          <table:table-cell table:style-name="ce22"/>
          <table:table-cell table:style-name="ce22" office:value-type="string" calcext:value-type="string">
            <text:p>GRM155Z71A105KE01</text:p>
          </table:table-cell>
          <table:table-cell table:style-name="ce22"/>
          <table:table-cell table:style-name="ce22" office:value-type="string" calcext:value-type="string">
            <text:p>GRM155Z71A105KE01J</text:p>
          </table:table-cell>
          <table:table-cell table:style-name="ce22"/>
          <table:table-cell table:style-name="ce22" office:value-type="string" calcext:value-type="string">
            <text:p>CL10B225KP8NNNC</text:p>
          </table:table-cell>
          <table:table-cell table:style-name="ce22"/>
          <table:table-cell table:style-name="ce22" office:value-type="string" calcext:value-type="string">
            <text:p>CL05B104KA5NNNC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23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is +/- 15%</text:p>
          </table:table-cell>
          <table:table-cell table:number-columns-repeated="7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 table:number-columns-repeated="9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82.8" calcext:value-type="float">
            <text:p>82.8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101.2" calcext:value-type="float">
            <text:p>101.2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69" calcext:value-type="float">
            <text:p>69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28" table:formula="of:=[.B11] + ([.B4] * [.B8])" office:value-type="float" office:value="115" calcext:value-type="float">
            <text:p>115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2.5" calcext:value-type="float">
            <text:p>2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23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210.526315789474" calcext:value-type="float">
            <text:p>210.5263157894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1" table:formula="of:=1000 / (PI() * [.C13])" office:value-type="float" office:value="159.154943091895" calcext:value-type="float">
            <text:p>159.154943091895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5MHz (Ctot, nF)" calcext:value-type="string">
            <text:p>Lowest Capacitance @ 0.05MHz (Ctot, nF)</text:p>
          </table:table-cell>
          <table:table-cell/>
          <table:table-cell table:style-name="ce21" table:formula="of:=1000000 / (2 * PI() * [.B11] * [.C10])" office:value-type="float" office:value="15157.6136277996" calcext:value-type="float">
            <text:p>15157.613627799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631.567234491648" calcext:value-type="float">
            <text:p>631.567234491648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6" office:value-type="percentage" office:value="0.01" calcext:value-type="percentage">
            <text:p>1.0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9.9" calcext:value-type="float">
            <text:p>9.9</text:p>
          </table:table-cell>
          <table:table-cell table:style-name="ce21" table:formula="of:=[.D2]" office:value-type="float" office:value="10" calcext:value-type="float">
            <text:p>10</text:p>
          </table:table-cell>
          <table:table-cell table:style-name="ce21" table:formula="of:=[.D2] * (1 + [.D3])" office:value-type="float" office:value="10.1" calcext:value-type="float">
            <text:p>10.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9.87525" calcext:value-type="float">
            <text:p>9.87525</text:p>
          </table:table-cell>
          <table:table-cell table:style-name="ce21" table:formula="of:=[.D2]" office:value-type="float" office:value="10" calcext:value-type="float">
            <text:p>10</text:p>
          </table:table-cell>
          <table:table-cell table:style-name="ce21" table:formula="of:=[.E12] * (1 + [.F4] * [.D10])" office:value-type="float" office:value="10.14545" calcext:value-type="float">
            <text:p>10.1454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table:number-columns-repeated="3" office:value-type="float" office:value="13.5" calcext:value-type="float">
            <text:p>13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29.7245025" calcext:value-type="float">
            <text:p>29.7245025</text:p>
          </table:table-cell>
          <table:table-cell office:value-type="float" office:value="30.1" calcext:value-type="float">
            <text:p>30.1</text:p>
          </table:table-cell>
          <table:table-cell office:value-type="float" office:value="30.5378045" calcext:value-type="float">
            <text:p>30.5378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9.87525" calcext:value-type="float">
            <text:p>9.87525</text:p>
          </table:table-cell>
          <table:table-cell office:value-type="float" office:value="10" calcext:value-type="float">
            <text:p>10</text:p>
          </table:table-cell>
          <table:table-cell office:value-type="float" office:value="10.14545" calcext:value-type="float">
            <text:p>10.1454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7] * [.C19] / ([.E18] + [.C19])" office:value-type="float" office:value="3.29883194055525" calcext:value-type="float">
            <text:p>3.29883194055525</text:p>
          </table:table-cell>
          <table:table-cell table:style-name="ce21" table:formula="of:=[.D17] * [.D19] / ([.D18] + [.D19])" office:value-type="float" office:value="3.36658354114713" calcext:value-type="float">
            <text:p>3.36658354114713</text:p>
          </table:table-cell>
          <table:table-cell table:style-name="ce21" table:formula="of:=[.E17] * [.E19] / ([.C18] + [.E19])" office:value-type="float" office:value="3.4352580430087" calcext:value-type="float">
            <text:p>3.435258043008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rror Over Nominal (%)</text:p>
          </table:table-cell>
          <table:table-cell/>
          <table:table-cell table:style-name="ce11" table:formula="of:=[.C20] / [.$D20] - 1" office:value-type="percentage" office:value="-0.0201247346943299" calcext:value-type="percentage">
            <text:p>-2.012473%</text:p>
          </table:table-cell>
          <table:table-cell table:style-name="ce11" office:value-type="percentage" office:value="0" calcext:value-type="percentage">
            <text:p>0.000000%</text:p>
          </table:table-cell>
          <table:table-cell table:style-name="ce11" table:formula="of:=[.E20] / [.$D20] - 1" office:value-type="percentage" office:value="0.0203988705529559" calcext:value-type="percentage">
            <text:p>2.039887%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36125" calcext:value-type="float">
            <text:p>0.0136125</text:p>
          </table:table-cell>
          <table:table-cell table:style-name="ce21" table:formula="of:=[.E2] * [.E2] * [.E3] * [.E4] / 1000000 * [.E5]" office:value-type="float" office:value="0.00960498" calcext:value-type="float">
            <text:p>0.0096049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4.125" calcext:value-type="float">
            <text:p>4.125</text:p>
          </table:table-cell>
          <table:table-cell table:style-name="ce21" table:formula="of:=[.E8] / [.E2] * 1000" office:value-type="float" office:value="2.772" calcext:value-type="float">
            <text:p>2.77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8.25" calcext:value-type="float">
            <text:p>8.25</text:p>
          </table:table-cell>
          <table:table-cell table:style-name="ce21" table:formula="of:=1000 * [.E9] / ([.E3] * [.D6])" office:value-type="float" office:value="3.465" calcext:value-type="float">
            <text:p>3.46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AP62150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AP62150 - 1.5A Buck</text:p>
          </table:table-cell>
          <table:table-cell table:style-name="ce23" table:number-columns-repeated="1023"/>
        </table:table-row>
        <table:table-row table:style-name="ro1">
          <table:table-cell/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Typ</text:p>
          </table:table-cell>
          <table:table-cell table:style-name="ce21" office:value-type="string" calcext:value-type="string">
            <text:p>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 Voltage</text:p>
          </table:table-cell>
          <table:table-cell table:formula="of:=[.C3] * 0.7"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table:formula="of:=[.C3] * 1.3"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 Voltag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tching Frequency (MHz)</text:p>
          </table:table-cell>
          <table:table-cell table:formula="of:=[.C5] * 0.75" office:value-type="float" office:value="0.975" calcext:value-type="float">
            <text:p>0.975</text:p>
          </table:table-cell>
          <table:table-cell office:value-type="float" office:value="1.3" calcext:value-type="float">
            <text:p>1.3</text:p>
          </table:table-cell>
          <table:table-cell table:formula="of:=[.C5] * 1.25" office:value-type="float" office:value="1.625" calcext:value-type="float">
            <text:p>1.625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tor (uH)</text:p>
          </table:table-cell>
          <table:table-cell table:formula="of:=[.C6] * 0.8" office:value-type="float" office:value="2.64" calcext:value-type="float">
            <text:p>2.64</text:p>
          </table:table-cell>
          <table:table-cell office:value-type="float" office:value="3.3" calcext:value-type="float">
            <text:p>3.3</text:p>
          </table:table-cell>
          <table:table-cell table:formula="of:=[.C6] * 1.2" office:value-type="float" office:value="3.96" calcext:value-type="float">
            <text:p>3.9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On Time, Ton (us)</text:p>
          </table:table-cell>
          <table:table-cell/>
          <table:table-cell table:style-name="ce20" table:formula="of:=[.C4] / ([.C3] * [.C5])" office:value-type="float" office:value="0.320512820512821" calcext:value-type="float">
            <text:p>0.320512820512821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FM / PWM Transition Current, Ipfm (mA)</text:p>
          </table:table-cell>
          <table:table-cell/>
          <table:table-cell table:formula="of:=1000 * [.C8] * ([.C3] - [.C4]) / (2 * [.C6])" office:value-type="float" office:value="339.93783993784" calcext:value-type="float">
            <text:p>339.937839937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edback Top Resistor (kOhms)</text:p>
          </table:table-cell>
          <table:table-cell table:formula="of:=[.C11] * 0.98" office:value-type="float" office:value="51.254" calcext:value-type="float">
            <text:p>51.254</text:p>
          </table:table-cell>
          <table:table-cell office:value-type="float" office:value="52.3" calcext:value-type="float">
            <text:p>52.3</text:p>
          </table:table-cell>
          <table:table-cell table:formula="of:=[.C11] * 1.02" office:value-type="float" office:value="53.346" calcext:value-type="float">
            <text:p>53.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dback Bottom Resistor (kOhms)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 Voltage (V)</text:p>
          </table:table-cell>
          <table:table-cell office:value-type="float" office:value="0.784" calcext:value-type="float">
            <text:p>0.784</text:p>
          </table:table-cell>
          <table:table-cell office:value-type="float" office:value="0.8" calcext:value-type="float">
            <text:p>0.8</text:p>
          </table:table-cell>
          <table:table-cell office:value-type="float" office:value="0.816" calcext:value-type="float">
            <text:p>0.816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Output Voltage, Vout (V)</text:p>
          </table:table-cell>
          <table:table-cell table:style-name="ce21" table:formula="of:=[.B13] * ([.B11] / [.D12] + 1)" office:value-type="float" office:value="4.7235231372549" calcext:value-type="float">
            <text:p>4.7235231372549</text:p>
          </table:table-cell>
          <table:table-cell table:style-name="ce21" table:formula="of:=[.C13] * ([.C11] / [.C12] + 1)" office:value-type="float" office:value="4.984" calcext:value-type="float">
            <text:p>4.984</text:p>
          </table:table-cell>
          <table:table-cell table:style-name="ce21" table:formula="of:=[.D13] * ([.D11] / [.B12] + 1)" office:value-type="float" office:value="5.25787102040816" calcext:value-type="float">
            <text:p>5.25787102040816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Output Tolerance (%)</text:p>
          </table:table-cell>
          <table:table-cell table:style-name="ce10" table:formula="of:=([.B14] - [.$C$4]) / [.$C$4]" office:value-type="percentage" office:value="-0.0552953725490195" calcext:value-type="percentage">
            <text:p>-5.53%</text:p>
          </table:table-cell>
          <table:table-cell table:style-name="ce10" table:formula="of:=([.C14] - [.$C$4]) / [.$C$4]" office:value-type="percentage" office:value="-0.0032" calcext:value-type="percentage">
            <text:p>-0.32%</text:p>
          </table:table-cell>
          <table:table-cell table:style-name="ce10" table:formula="of:=([.D14] - [.$C$4]) / [.$C$4]" office:value-type="percentage" office:value="0.0515742040816324" calcext:value-type="percentage">
            <text:p>5.16%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Output Tolerance Including Ripple (%)</text:p>
          </table:table-cell>
          <table:table-cell table:style-name="ce10" table:formula="of:=(([.B14] - 0.001 * [.$C$30]) - [.$C$4]) / [.$C$4]" office:value-type="percentage" office:value="-0.0652953725490194" calcext:value-type="percentage">
            <text:p>-6.53%</text:p>
          </table:table-cell>
          <table:table-cell table:style-name="ce10" table:formula="of:=([.C14] - [.$C$4]) / [.$C$4]" office:value-type="percentage" office:value="-0.0032" calcext:value-type="percentage">
            <text:p>-0.32%</text:p>
          </table:table-cell>
          <table:table-cell table:style-name="ce10" table:formula="of:=(([.D14] + 0.001 * [.$C$30]) - [.$C$4]) / [.$C$4]" office:value-type="percentage" office:value="0.0615742040816324" calcext:value-type="percentage">
            <text:p>6.16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VLO Rising Voltage Enable, Von (V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1" table:formula="of:=IF([.C18] &lt; 4.15; &quot;Must be &gt; 4.15V&quot;; 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VLO Falling Voltage Disable, Voff (V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" table:formula="of:=IF([.C19] &lt; 3.85; &quot;Must be &gt; 3.85V&quot;; &quot;&quot;)">
            <text:p/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Enable Pull-Up Resistor (kOhms)</text:p>
          </table:table-cell>
          <table:table-cell/>
          <table:table-cell table:style-name="ce21" table:formula="of:=(0.917 * [.C18] - [.C19]) / (5.625 / 1000000) / 1000"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nable Pull-Down Resistor (kOhms)</text:p>
          </table:table-cell>
          <table:table-cell/>
          <table:table-cell table:style-name="ce21" table:formula="of:=1.1 * [.C20] / ([.C19] - 1.1 + 7 / 1000000 * [.C20] * 1000)" office:value-type="float" office:value="31.5325248070562" calcext:value-type="float">
            <text:p>31.5325248070562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able Nearest Pull-Up Resistor (kOhm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able Nearest Pull-Down Resistor (kOhms)</text:p>
          </table:table-cell>
          <table:table-cell/>
          <table:table-cell office:value-type="float" office:value="30.1" calcext:value-type="float">
            <text:p>30.1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UVLO Rising Voltage Enable, Von (V)</text:p>
          </table:table-cell>
          <table:table-cell/>
          <table:table-cell table:style-name="ce21" table:formula="of:=(5.625 / 1000000 * [.C22] * 1000 + [.C25]) / 0.917" office:value-type="float" office:value="5.03488009796498" calcext:value-type="float">
            <text:p>5.03488009796498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UVLO Falling Voltage Disable, Voff (V)</text:p>
          </table:table-cell>
          <table:table-cell/>
          <table:table-cell table:style-name="ce21" table:formula="of:=(1.1 * ([.C22] + [.C23]) * 1000 - 7 * [.C22] * [.C23]) / ([.C23] * 1000)" office:value-type="float" office:value="4.05448504983389" calcext:value-type="float">
            <text:p>4.054485049833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ductor Current Ripple, dIl (mA)</text:p>
          </table:table-cell>
          <table:table-cell/>
          <table:table-cell table:style-name="ce21" table:formula="of:=1000 * ([.C14] * ([.C3] - [.C14])) / ([.C3] * [.C5] * [.C6])" office:value-type="float" office:value="679.249106449107" calcext:value-type="float">
            <text:p>679.249106449107</text:p>
          </table:table-cell>
          <table:table-cell table:style-name="ce21" table:formula="of:=1000 * ([.D14] * ([.D3] - [.D14])) / ([.D3] * [.B5] * [.B6])" office:value-type="float" office:value="1354.21224700455" calcext:value-type="float">
            <text:p>1354.2122470045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Peak Inductor Current, Ipk (A)</text:p>
          </table:table-cell>
          <table:table-cell/>
          <table:table-cell table:style-name="ce21" table:formula="of:=1.5 + [.C27] / 2000" office:value-type="float" office:value="1.83962455322455" calcext:value-type="float">
            <text:p>1.83962455322455</text:p>
          </table:table-cell>
          <table:table-cell table:style-name="ce21" table:formula="of:=1.5 + [.D27] / 2000" office:value-type="float" office:value="2.17710612350227" calcext:value-type="float">
            <text:p>2.17710612350227</text:p>
          </table:table-cell>
          <table:table-cell/>
          <table:table-cell table:style-name="ce21" office:value-type="string" calcext:value-type="string">
            <text:p>Saturation Current must be greater than this</text:p>
          </table:table-cell>
          <table:table-cell table:number-columns-repeated="1018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office:value-type="string" calcext:value-type="string">
            <text:p>Allowed Output Ripple, Voutr (mV)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 Capacitor (uF)</text:p>
          </table:table-cell>
          <table:table-cell table:formula="of:=[.C31] * 0.8" office:value-type="float" office:value="16.8" calcext:value-type="float">
            <text:p>16.8</text:p>
          </table:table-cell>
          <table:table-cell office:value-type="float" office:value="21" calcext:value-type="float">
            <text:p>21</text:p>
          </table:table-cell>
          <table:table-cell table:formula="of:=[.C31] * 1.2" office:value-type="float" office:value="25.2" calcext:value-type="float">
            <text:p>25.2</text:p>
          </table:table-cell>
          <table:table-cell/>
          <table:table-cell table:style-name="ce21" table:formula="of:=COM.MICROSOFT.CONCAT(&quot;Must cope with inductor ripple current of &quot;; [.D27]; &quot;mA&quot;)" office:value-type="string" office:string-value="Must cope with inductor ripple current of 1354.21224700455mA" calcext:value-type="string">
            <text:p>Must cope with inductor ripple current of 1354.21224700455mA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Maximum ESR (milli-ohms)</text:p>
          </table:table-cell>
          <table:table-cell table:number-columns-repeated="2"/>
          <table:table-cell table:style-name="ce21" table:formula="of:=8 * [.B5] * [.B31] * [.C30] / [.D27]" office:value-type="float" office:value="4.83823714819646" calcext:value-type="float">
            <text:p>4.83823714819646</text:p>
          </table:table-cell>
          <table:table-cell/>
          <table:table-cell office:value-type="string" calcext:value-type="string">
            <text:p>GRM32ER71A476KE15K: Ceramic 47uF (21uF @ 5Vdc), about 7milli-ohms ESR @ 1.3MHz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2" number:min-decimal-places="2" number:min-integer-digits="1"/>
    </number:number-style>
    <number:number-style style:name="N111">
      <style:text-properties fo:color="#ff0000"/>
      <number:text>-</number:text>
      <number:number number:decimal-places="2" number:min-decimal-places="2" number:min-integer-digits="1"/>
      <style:map style:condition="value()&gt;=0" style:apply-style-name="N111P0"/>
    </number:number-style>
    <number:percentage-style style:name="N112P0" style:volatile="true">
      <number:number number:decimal-places="2" number:min-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12P0"/>
    </number:percentage-style>
    <number:percentage-style style:name="N113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3-10-11T20:28:49.366883884</dc:date>
    <dc:creator>Pete Restall</dc:creator>
    <meta:editing-duration>P8DT10H8M5S</meta:editing-duration>
    <meta:editing-cycles>181</meta:editing-cycles>
    <meta:generator>LibreOffice/7.4.6.2$Linux_X86_64 LibreOffice_project/40$Build-2</meta:generator>
    <meta:document-statistic meta:table-count="5" meta:cell-count="347" meta:object-count="0"/>
  </office:meta>
</office:document-meta>
</file>